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12" style:family="text">
      <style:text-properties fo:font-weight="bold" fo:font-family="Sans"/>
    </style:style>
    <style:style style:name="c13" style:family="text">
      <style:text-properties fo:font-family="Sans" style:text-underline-type="single" style:text-underline-style="solid" fo:color="#0000ff"/>
    </style:style>
    <style:style style:name="p14" style:family="paragraph">
      <style:paragraph-properties fo:margin-top="10.5pt" fo:margin-bottom="9pt"/>
    </style:style>
    <style:style style:name="c15" style:family="text">
      <style:text-properties fo:font-weight="bold" fo:font-family="Sans"/>
    </style:style>
    <style:style style:name="c36" style:family="text">
      <style:text-properties fo:font-family="Sans" style:text-underline-type="single" style:text-underline-style="solid" fo:color="#0000ff"/>
    </style:style>
    <style:style style:name="c8" style:family="text">
      <style:text-properties fo:font-family="Sans" style:text-underline-type="single" style:text-underline-style="solid" fo:color="#0000ff"/>
    </style:style>
    <style:style style:name="c9" style:family="text">
      <style:text-properties fo:font-family="Sans" style:text-underline-type="single" style:text-underline-style="solid" fo:color="#0000ff"/>
    </style:style>
    <style:style style:name="p38" style:family="paragraph">
      <style:paragraph-properties fo:margin-top="9pt" fo:margin-bottom="9pt"/>
    </style:style>
    <style:style style:name="c10" style:family="text">
      <style:text-properties fo:font-family="Sans" style:text-underline-type="single" style:text-underline-style="solid" fo:color="#0000ff"/>
    </style:style>
    <style:style style:name="c39" style:family="text">
      <style:text-properties fo:font-family="Sans" style:text-underline-type="single" style:text-underline-style="solid" fo:color="#0000ff"/>
    </style:style>
    <style:style style:name="p11" style:family="paragraph">
      <style:paragraph-properties fo:margin-top="12pt" fo:margin-bottom="9pt"/>
    </style:style>
    <style:style style:name="c4" style:family="text">
      <style:text-properties fo:font-weight="bold" fo:font-family="Sans"/>
    </style:style>
    <style:style style:name="p33" style:family="paragraph">
      <style:paragraph-properties fo:margin-top="9pt" fo:margin-bottom="9pt"/>
    </style:style>
    <style:style style:name="c34" style:family="text">
      <style:text-properties fo:font-family="Sans" style:text-underline-type="single" style:text-underline-style="solid" fo:color="#0000ff"/>
    </style:style>
    <style:style style:name="p5" style:family="paragraph">
      <style:paragraph-properties fo:margin-top="9pt" fo:margin-bottom="9pt"/>
    </style:style>
    <style:style style:name="c6" style:family="text">
      <style:text-properties fo:font-family="Sans" style:text-underline-type="single" style:text-underline-style="solid" fo:color="#0000ff"/>
    </style:style>
    <style:style style:name="c35" style:family="text">
      <style:text-properties fo:font-family="Sans" style:text-underline-type="single" style:text-underline-style="solid" fo:color="#0000ff"/>
    </style:style>
    <style:style style:name="c7" style:family="text">
      <style:text-properties fo:font-family="Sans" style:text-underline-type="single" style:text-underline-style="solid" fo:color="#0000ff"/>
    </style:style>
    <style:style style:name="c0" style:family="text">
      <style:text-properties fo:font-family="Sans"/>
    </style:style>
    <style:style style:name="p3" style:family="paragraph">
      <style:paragraph-properties fo:margin-top="13.5pt" fo:margin-bottom="9pt"/>
    </style:style>
    <style:style style:name="p28" style:family="paragraph">
      <style:paragraph-properties fo:margin-top="9pt" fo:margin-bottom="9pt"/>
    </style:style>
    <style:style style:name="c29" style:family="text">
      <style:text-properties fo:font-weight="bold" fo:font-family="Sans"/>
    </style:style>
    <style:style style:name="c30" style:family="text">
      <style:text-properties fo:font-family="Sans" style:text-underline-type="single" style:text-underline-style="solid" fo:color="#0000ff"/>
    </style:style>
    <style:style style:name="c31" style:family="text">
      <style:text-properties fo:font-family="Sans" style:text-underline-type="single" style:text-underline-style="solid" fo:color="#0000ff"/>
    </style:style>
    <style:style style:name="c24" style:family="text">
      <style:text-properties fo:font-weight="bold" fo:font-family="Sans"/>
    </style:style>
    <style:style style:name="p26" style:family="paragraph">
      <style:paragraph-properties fo:margin-top="9pt" fo:margin-bottom="9pt"/>
    </style:style>
    <style:style style:name="c27" style:family="text">
      <style:text-properties fo:font-family="Sans" style:text-underline-type="single" style:text-underline-style="solid" fo:color="#0000ff"/>
    </style:style>
    <style:style style:name="p20" style:family="paragraph">
      <style:paragraph-properties fo:margin-top="9pt" fo:margin-bottom="9pt"/>
    </style:style>
    <style:style style:name="c21" style:family="text">
      <style:text-properties fo:font-family="Sans" style:text-underline-type="single" style:text-underline-style="solid" fo:color="#0000ff"/>
    </style:style>
    <style:style style:name="p23" style:family="paragraph">
      <style:paragraph-properties fo:margin-top="9pt" fo:margin-bottom="9pt"/>
    </style:style>
    <style:style style:name="c16" style:family="text">
      <style:text-properties fo:font-family="monospace"/>
    </style:style>
    <text:list-style style:name="L18">
      <text:list-level-style-bullet text:bullet-char="●" text:level="1">
        <style:list-level-properties fo:text-align="start" text:space-before="8mm"/>
      </text:list-level-style-bullet>
    </text:list-style>
  </office:automatic-styles>
  <office:body>
    <office:text>
      <text:p text:style-name="p3"><text:span text:style-name="c4">Week 11 - Supplementary Materials</text:span></text:p>
      <text:p text:style-name="p5">
        <text:a xlink:href="https://github.com/lawfareblog/hacking-cybersecurity/blob/main/week11/Week_11_Homework.md"><text:span text:style-name="c6">Markdown</text:span></text:a><text:span text:style-name="c0"> | </text:span><text:a xlink:href="https://raw.githubusercontent.com/lawfareblog/hacking-cybersecurity/main/week11/Week_11_Homework.pdf"><text:span text:style-name="c7">PDF</text:span></text:a><text:span text:style-name="c0"> | </text:span><text:a xlink:href="https://raw.githubusercontent.com/lawfareblog/hacking-cybersecurity/main/week11/Week_11_Homework.docx"><text:span text:style-name="c8">MS Word DOCX</text:span></text:a><text:span text:style-name="c0"> | </text:span><text:a xlink:href="https://raw.githubusercontent.com/lawfareblog/hacking-cybersecurity/main/week11/Week_11_Homework.odt"><text:span text:style-name="c9">Libre ODT</text:span></text:a><text:span text:style-name="c0"> | </text:span><text:a xlink:href="https://raw.githubusercontent.com/lawfareblog/hacking-cybersecurity/main/week11/Week_11_Homework.html"><text:span text:style-name="c10">HTML</text:span></text:a></text:p>
      <text:p text:style-name="p11"><text:span text:style-name="c12">Tor Browser</text:span></text:p>
      <text:p text:style-name="p5">
        <text:a xlink:href="https://torproject.org/download"><text:span text:style-name="c13">Tor Browser</text:span></text:a><text:span text:style-name="c0"> will allow us to proxy ordinary HTTP/HTTPS traffic through the Tor network to browse Websites. It is a heavily locked-down version of Mozilla Firefox.</text:span></text:p>
      <text:p text:style-name="p14"><text:span text:style-name="c15">Download Tor Browser</text:span></text:p>
      <text:p text:style-name="p5"><text:span text:style-name="c0">We will save the .xz file for the Tor Browser application to </text:span><text:span text:style-name="c16">~/Desktop/</text:span><text:span text:style-name="c0">: </text:span></text:p>
      <text:list text:style-name="L18">
        <text:list-item>
          <text:p text:style-name="p20">
            <text:a xlink:href="https://www.torproject.org/download/"><text:span text:style-name="c21">https://www.torproject.org/dist/torbrowser/12.0/tor-browser-linux64-12.0_ALL.tar.xz</text:span></text:a></text:p>
        </text:list-item>
      </text:list>
      <text:p text:style-name="p5"><text:span text:style-name="c0">We want to download the Linux version for Kali Linux but you can also try the Windows or Mac versions at home.</text:span></text:p>
      <text:p text:style-name="p14"><text:span text:style-name="c15">Tor Project Developer Signature</text:span></text:p>
      <text:p text:style-name="p5"><text:span text:style-name="c0">We will save this signature .asc file to </text:span><text:span text:style-name="c16">~/Desktop/</text:span><text:span text:style-name="c0">.</text:span></text:p>
      <text:list text:style-name="L18">
        <text:list-item>
          <text:p text:style-name="p23"><text:span text:style-name="c0">`https://www.torproject.org/dist/torbrowser/12.0/tor-browser-linux64-12.0_ALL.tar.xz.asc](https://www.torproject.org/dist/torbrowser/12.0/tor-browser-linux64-12.0_ALL.tar.xz.asc)</text:span></text:p>
        </text:list-item>
      </text:list>
      <text:p text:style-name="p5"><text:span text:style-name="c0">It's easiest for the following commands to just navigate into the Desktop directory: </text:span></text:p>
      <text:p text:style-name="p5"><text:span text:style-name="c16">cd ~/Desktop</text:span></text:p>
      <text:p text:style-name="p5"><text:span text:style-name="c24">NOTE:</text:span><text:span text:style-name="c0"> In Windows and MacOS operating systems, you will need to follow instructions here to check the signature of the file you download and ignore the commands below: </text:span></text:p>
      <text:list text:style-name="L18">
        <text:list-item>
          <text:p text:style-name="p26">
            <text:a xlink:href="https://support.torproject.org/tbb/how-to-verify-signature/"><text:span text:style-name="c27">https://support.torproject.org/tbb/how-to-verify-signature/</text:span></text:a></text:p>
        </text:list-item>
      </text:list>
      <text:p text:style-name="p28"><text:span text:style-name="c29">Install the Tor Project Developer PGP/GPG Keyring</text:span></text:p>
      <text:p text:style-name="p5"><text:span text:style-name="c16">gpg --auto-key-locate nodefault,wkd --locate-keys torbrowser@torproject.org</text:span></text:p>
      <text:p text:style-name="p28"><text:span text:style-name="c29">Output the Tor Project Developer Key to File</text:span></text:p>
      <text:p text:style-name="p5"><text:span text:style-name="c16">gpg --output ./tor.keyring --export 0xEF6E286DDA85EA2A4BA7DE684E2C6E8793298290</text:span></text:p>
      <text:p text:style-name="p28"><text:span text:style-name="c29">Check the Signature for the Tor Browser Installer against the Tor Project Developer key</text:span></text:p>
      <text:p text:style-name="p5"><text:span text:style-name="c16">gpgv --keyring ./tor.keyring tor-browser-linux64-12.0_ALL.tar.xz.asc tor-browser-linux64-12.0_ALL.tar.xz</text:span><text:span text:style-name="c0"> </text:span></text:p>
      <text:p text:style-name="p11"><text:span text:style-name="c12">Websites on the "Dark Web"</text:span></text:p>
      <text:p text:style-name="p5"><text:span text:style-name="c0">The Tor network is often referred to as the </text:span><text:a xlink:href="https://en.wikipedia.org/wiki/Dark_web"><text:span text:style-name="c30">"Dark Web"</text:span></text:a><text:span text:style-name="c0">. However, that term can be used to refer to any network that hosts data that is not available on the ordinary Internet experienced by most users, for example on an overlay network or "darknet".</text:span></text:p>
      <text:p text:style-name="p5"><text:span text:style-name="c0">Tor is able to to host </text:span><text:a xlink:href="https://en.wikipedia.org/wiki/.onion"><text:span text:style-name="c31">hidden services</text:span></text:a><text:span text:style-name="c0"> ("onion services") via the special-use TLD </text:span><text:span text:style-name="c16">.onion</text:span><text:span text:style-name="c0">. To browse safe .onion sites, refer to this directory: </text:span></text:p>
      <text:list text:style-name="L18">
        <text:list-item>
          <text:p text:style-name="p33">
            <text:a xlink:href="https://github.com/alecmuffett/real-world-onion-sites"><text:span text:style-name="c34">Real World Onion Sites</text:span></text:a></text:p>
        </text:list-item>
      </text:list>
      <text:p text:style-name="p5"><text:span text:style-name="c0">These .onion URLs will only work in Tor Browser or another Tor-enabled browser (like </text:span><text:a xlink:href="https://brave.com/tor-tabs-beta/"><text:span text:style-name="c35">Brave Tor Tabs</text:span></text:a><text:span text:style-name="c0">.</text:span></text:p>
      <text:p text:style-name="p5"><text:span text:style-name="c24">IMPORTANT:</text:span><text:span text:style-name="c0"> The so-called "Dark Web" does contain content that is objectionable, illegal, or offensive. If you stray off the path of the Real World Onion Sites directory above, </text:span><text:span text:style-name="c24">we are not responsible</text:span><text:span text:style-name="c0">.</text:span></text:p>
      <text:p text:style-name="p14"><text:span text:style-name="c15">OnionShare</text:span></text:p>
      <text:p text:style-name="p5"><text:span text:style-name="c0">We can deploy a hidden service in Kali Linux by installing </text:span><text:a xlink:href="https://onionshare.org"><text:span text:style-name="c36">OnionShare</text:span></text:a><text:span text:style-name="c0">.</text:span></text:p>
      <text:p text:style-name="p5"><text:span text:style-name="c0">Install OnionShare in Kali Linux: </text:span></text:p>
      <text:p text:style-name="p5"><text:span text:style-name="c16">sudo apt-get install onionshare</text:span></text:p>
      <text:p text:style-name="p5"><text:span text:style-name="c0">Now launch it either through the Kali top menu in the GUI or via the CLI: </text:span></text:p>
      <text:p text:style-name="p5"><text:span text:style-name="c16">onionshare</text:span></text:p>
      <text:p text:style-name="p28"><text:span text:style-name="c29">Persistent Hidden Services</text:span></text:p>
      <text:p text:style-name="p5"><text:span text:style-name="c0">In Kali Linux, follow these instructions for a persistent .onion address / hidden service.</text:span></text:p>
      <text:list text:style-name="L18">
        <text:list-item>
          <text:p text:style-name="p38">
            <text:a xlink:href="https://serverok.in/tor-hidden-service-in-ubuntu-debian"><text:span text:style-name="c39">Tor Hidden Service in Ubuntu/Debian</text:span></text:a><text:span text:style-name="c0"> </text:span></text:p>
        </text:list-item>
      </text:list>
    </office:text>
  </office:body>
</office:document-content>
</file>